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5"/>
          <table:table-cell table:style-name="ce7" table:number-columns-repeated="1018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/>
          <table:table-cell table:style-name="ce7" table:number-columns-repeated="1013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3" table:number-columns-repeated="2"/>
          <table:table-cell table:style-name="ce7" table:number-columns-repeated="1021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4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4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4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4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4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4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4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4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3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7"/>
          <table:table-cell table:style-name="ce2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office:value-type="string" calcext:value-type="string">
            <text:p>Main Controls</text:p>
          </table:table-cell>
          <table:table-cell table:style-name="ce7" table:number-columns-repeated="1013"/>
        </table:table-row>
        <table:table-row table:style-name="ro1">
          <table:table-cell table:style-name="ce2"/>
          <table:table-cell table:style-name="ce1" table:number-columns-repeated="9"/>
          <table:table-cell table:style-name="ce7"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cales (microtonal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329 to 6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Vector control windo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3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ain part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Control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Contro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10"/>
          <table:table-cell table:style-name="ce7" office:value-type="string" calcext:value-type="string">
            <text:p>Instrumen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Kit edit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0"/>
          <table:table-cell table:style-name="ce7" office:value-type="string" calcext:value-type="string">
            <text:p>Copy and Past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8"/>
          <table:table-cell office:value-type="string" calcext:value-type="string">
            <text:p>Value takes the place of the part number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table:number-columns-repeated="1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main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AddSynth voice window – voice numbers 0 to 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oscillator – (from lower number voices) – off = 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ub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PadSynth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Oscillators window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lip, Asym2, Pow2, Sg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Harmonics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wind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Resonance Graph Inse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LFO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128 + (0 to 7) for AddSynth voic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Engine is 2 for PadSynth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1 is Frequency LFO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2 is Filter LFO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Filter parameters insert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ormant edit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nvelope inser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1 is Frequency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2 is Filter envelop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ameter = 3 is Bandwidth envelope (SubSynth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Freemo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Graph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Insertion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System Effect Selector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7" office:value-type="string" calcext:value-type="string">
            <text:p>Sen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Effect Insert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For insertion effects part number is 24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Normal part effects are numbers 0 to 6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ee ‘Effect_Inserts.txt’ for all control ranges.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par2 sometimes secondary values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 calcext:value-type="string">
            <text:p>MIDI learn window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7" table:number-columns-repeated="7"/>
          <table:table-cell table:style-name="ce10"/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0/8</text:p>
          </table:table-cell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78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94:Sheet1.K9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0/00/0000</text:date>, <text:time style:data-style-name="N2" text:time-value="21:19:54.8725271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5-04T21:26:36.903682701</dc:date>
    <meta:editing-duration>P8DT12H3M19S</meta:editing-duration>
    <meta:editing-cycles>592</meta:editing-cycles>
    <meta:generator>LibreOffice/5.2.7.2$Linux_X86_64 LibreOffice_project/20m0$Build-2</meta:generator>
    <meta:document-statistic meta:table-count="1" meta:cell-count="4838" meta:object-count="0"/>
  </office:meta>
</office:document-meta>
</file>